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.3925in" fo:margin-right="0in" fo:text-indent="0in" style:auto-text-indent="false"/>
      <style:text-properties style:font-name="Courier New" fo:font-size="10pt" style:font-size-asian="10pt" style:font-size-complex="10pt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imes New Roman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6" style:family="paragraph" style:parent-style-name="Standard">
      <style:paragraph-properties fo:margin-left="0.3925in" fo:margin-right="0in" fo:text-indent="0in" style:auto-text-indent="false"/>
      <style:text-properties style:font-name="Courier New"/>
    </style:style>
    <style:style style:name="T1" style:family="text">
      <style:text-properties style:font-name="Courier New" fo:font-size="10pt" style:font-size-asian="10pt" style:font-size-complex="1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configure:</text:p>
      <text:p text:style-name="P3">First you need to have a MySql account. Open <text:span text:style-name="T1">lib/config.php</text:span> file and enter your db account there. Then import the <text:span text:style-name="T1">db_dump.sql</text:span> file into your database so the tables and information in them, be created. Now you can use the program.</text:p>
      <text:p text:style-name="P1"/>
      <text:p text:style-name="Standard"><text:span text:style-name="T2">How to use:</text:span></text:p>
      <text:p text:style-name="P3">The API is so simple and straightforward. Just get a <text:span text:style-name="T1">Convertor</text:span> subclass (i.e <text:span text:style-name="T1">L2AConversion</text:span>) object, then set its original text, and then call <text:span text:style-name="T1">convert()</text:span>. You can get converted result either by the <text:span text:style-name="T1">convert()</text:span>'s output or by calling the <text:span text:style-name="T1">getConvertedResult()</text:span>.</text:p>
      <text:p text:style-name="Standard">Example:</text:p>
      <text:p text:style-name="P2">$convertor = new L2AConversion();</text:p>
      <text:p text:style-name="P2">$convertor-&gt;setOriginalText(“Lütfən bu yazını ərəb qrafikasına çevir!”);</text:p>
      <text:p text:style-name="P6"><text:span text:style-name="T3">$result = $convertor-&gt;convert(false);</text:span></text:p>
      <text:p text:style-name="P3">The <text:span text:style-name="T1">convert()</text:span> method gets a boolean variable which indicates if the text would be treated as a Wiki source text or not. If it's true, the convertor engine detects some Wiki formats (like links, templates, interwiki, ...) and takes care of them. Otherwise blindly converts everything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usa Moradi</meta:initial-creator>
    <meta:creation-date>2012-09-11T18:25:06</meta:creation-date>
    <dc:date>2012-09-11T19:20:55</dc:date>
    <dc:creator>Mousa Moradi</dc:creator>
    <meta:editing-duration>PT4M23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1" meta:paragraph-count="9" meta:word-count="145" meta:character-count="944" meta:non-whitespace-character-count="808"/>
  </office:meta>
</office:document-meta>
</file>